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98b60" officeooo:paragraph-rsid="00098b60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fo:font-weight="bold" officeooo:rsid="00098b60" officeooo:paragraph-rsid="00098b60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a6684" officeooo:paragraph-rsid="000a6684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normal" officeooo:rsid="00098b60" officeooo:paragraph-rsid="00098b60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09db54" officeooo:paragraph-rsid="0009db54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0a6684" officeooo:paragraph-rsid="000a6684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6"/>All resources followed during Project</text:p>
      <text:p text:style-name="P1"/>
      <text:p text:style-name="P1">Dataset - <text:a xlink:type="simple" xlink:href="https://www.iitm.ac.in/donlab/tts/database.php" text:style-name="Internet_20_link" text:visited-style-name="Visited_20_Internet_20_Link"><text:span text:style-name="T1">https://www.iitm.ac.in/donlab/tts/database.php</text:span></text:a></text:p>
      <text:p text:style-name="P1"><text:span text:style-name="T1"/></text:p>
      <text:p text:style-name="P2">Vakyansh-TTS (GlowTTS based Vocoder- HiFiGAN )</text:p>
      <text:p text:style-name="P4"><text:a xlink:type="simple" xlink:href="https://github.com/Open-Speech-EkStep/vakyansh-tts" text:style-name="Internet_20_link" text:visited-style-name="Visited_20_Internet_20_Link">https://github.com/Open-Speech-EkStep/vakyansh-tts</text:a></text:p>
      <text:p text:style-name="P4"/>
      <text:p text:style-name="P4"><text:span text:style-name="T2">Paper <text:s/>-</text:span> <text:a xlink:type="simple" xlink:href="https://arxiv.org/pdf/2211.09536v3.pdf" text:style-name="Internet_20_link" text:visited-style-name="Visited_20_Internet_20_Link">https://arxiv.org/pdf/2211.09536v3.pdf</text:a></text:p>
      <text:p text:style-name="P4"><text:a xlink:type="simple" xlink:href="https://arxiv.org/abs/2010.05646" text:style-name="Internet_20_link" text:visited-style-name="Visited_20_Internet_20_Link">https://arxiv.org/abs/2010.05646</text:a></text:p>
      <text:p text:style-name="P5"/>
      <text:p text:style-name="P5"/>
      <text:p text:style-name="P5"/>
      <text:p text:style-name="P3">FastSpeech2 </text:p>
      <text:p text:style-name="P3"><text:a xlink:type="simple" xlink:href="https://github.com/ming024/FastSpeech2" text:style-name="Internet_20_link" text:visited-style-name="Visited_20_Internet_20_Link"><text:span text:style-name="T3">https://github.com/ming024/FastSpeech2</text:span></text:a></text:p>
      <text:p text:style-name="P3"/>
      <text:p text:style-name="P4"><text:a xlink:type="simple" xlink:href="https://montreal-forced-aligner.readthedocs.io/en/latest/first_steps/index.html#first-steps" text:style-name="Internet_20_link" text:visited-style-name="Visited_20_Internet_20_Link">https://montreal-forced-aligner.readthedocs.io/en/latest/first_steps/index.html#first-steps</text:a></text:p>
      <text:p text:style-name="P4"/>
      <text:p text:style-name="P4"><text:a xlink:type="simple" xlink:href="https://arxiv.org/abs/2006.04558" text:style-name="Internet_20_link" text:visited-style-name="Visited_20_Internet_20_Link">https://arxiv.org/abs/2006.04558</text:a></text:p>
      <text:p text:style-name="P4"/>
      <text:p text:style-name="P4"/>
      <text:p text:style-name="P6">Other resources</text:p>
      <text:p text:style-name="P6"><text:a xlink:type="simple" xlink:href="https://arxiv.org/abs/2106.15561" text:style-name="Internet_20_link" text:visited-style-name="Visited_20_Internet_20_Link">https://arxiv.org/abs/2106.15561</text:a>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0:16:45.505468049</meta:creation-date>
    <dc:date>2023-10-29T13:26:32.425830878</dc:date>
    <meta:editing-duration>PT1H50M45S</meta:editing-duration>
    <meta:editing-cycles>1</meta:editing-cycles>
    <meta:document-statistic meta:table-count="0" meta:image-count="0" meta:object-count="0" meta:page-count="1" meta:paragraph-count="12" meta:word-count="26" meta:character-count="504" meta:non-whitespace-character-count="472"/>
    <meta:generator>LibreOffice/7.3.7.2$Linux_X86_64 LibreOffice_project/30$Build-2</meta:generator>
  </office:meta>
</office:document-meta>
</file>